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3404" officeooo:paragraph-rsid="000234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LY NAVBAR</text:p>
      <text:p text:style-name="Standard"/>
      <text:p text:style-name="Standard"><text:tab/></text:p>
      <text:p text:style-name="Standard"><text:s text:c="8"/>&lt;a class="navbar-brand" href="#"&gt;&lt;/a&gt;</text:p>
      <text:p text:style-name="Standard"><text:s text:c="8"/>&lt;button class="navbar-toggler" type="button" data-toggle="collapse" data-target="#navbarSupportedContent" aria-controls="navbarSupportedContent" aria-expanded="false" aria-label="Toggle navigation"&gt;</text:p>
      <text:p text:style-name="Standard"><text:s text:c="12"/>&lt;span class="navbar-toggler-icon"&gt;&lt;/span&gt;</text:p>
      <text:p text:style-name="Standard"><text:s text:c="8"/>&lt;/button&gt; <text:s/></text:p>
      <text:p text:style-name="Standard"><text:s text:c="8"/>&lt;div class="collapse navbar-collapse" id="navbarSupportedContent"&gt;</text:p>
      <text:p text:style-name="Standard"><text:s text:c="12"/>&lt;ul class="navbar-nav mr-auto"&gt;</text:p>
      <text:p text:style-name="Standard"><text:s text:c="12"/>&lt;li class="nav-item active"&gt;</text:p>
      <text:p text:style-name="Standard"><text:s text:c="16"/>&lt;a class="nav-link" href="menu.html"&gt;Menu&lt;span class="sr-only"&gt;(current)&lt;/span&gt;&lt;/a&gt;</text:p>
      <text:p text:style-name="Standard"><text:s text:c="12"/>&lt;/li&gt;</text:p>
      <text:p text:style-name="Standard"><text:s text:c="12"/>&lt;li class="nav-item"&gt;</text:p>
      <text:p text:style-name="Standard"><text:s text:c="16"/>&lt;a class="nav-link" href="about.html"&gt;Our Restaurants&lt;/a&gt;</text:p>
      <text:p text:style-name="Standard"><text:s text:c="12"/>&lt;/li&gt;</text:p>
      <text:p text:style-name="Standard"><text:s text:c="12"/>&lt;li class="nav-item"&gt;</text:p>
      <text:p text:style-name="Standard"><text:s text:c="16"/>&lt;a class="nav-link" href="gallery.html"&gt;Pictures&lt;/a&gt;</text:p>
      <text:p text:style-name="Standard"><text:s text:c="12"/>&lt;/li&gt;</text:p>
      <text:p text:style-name="Standard"><text:s text:c="12"/>&lt;li class="nav-item"&gt;</text:p>
      <text:p text:style-name="Standard"><text:s text:c="16"/>&lt;a class="nav-link" href="contact.html"&gt;Contact&lt;/a&gt;</text:p>
      <text:p text:style-name="Standard"><text:s text:c="12"/>&lt;/li&gt;</text:p>
      <text:p text:style-name="Standard"><text:s text:c="12"/>&lt;li class="nav-item"&gt;</text:p>
      <text:p text:style-name="Standard"><text:s text:c="16"/>&lt;a class="nav-link" href="index.html"&gt;&lt;i class="fa fa-home" aria-hidden="true"&gt;&lt;/i&gt;&lt;/a&gt;</text:p>
      <text:p text:style-name="Standard"><text:s text:c="12"/>&lt;/li&gt;</text:p>
      <text:p text:style-name="Standard"><text:s text:c="12"/>&lt;/ul&gt;</text:p>
      <text:p text:style-name="Standard"><text:s text:c="8"/>&lt;/div&gt;</text:p>
      <text:p text:style-name="Standard">&lt;/nav&gt;</text:p>
      <text:p text:style-name="Standard"/>
      <text:p text:style-name="Standard">&lt;a href="menu.html"&gt;Menu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6:44:24.845665788</meta:creation-date>
    <dc:date>2019-09-20T20:24:27.095446913</dc:date>
    <meta:editing-duration>PT13M2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65" meta:character-count="1184" meta:non-whitespace-character-count="866"/>
  </office:meta>
</office:document-meta>
</file>